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officeooo:paragraph-rsid="0055ca85"/>
    </style:style>
    <style:style style:name="P3" style:family="paragraph" style:parent-style-name="Text_20_body">
      <style:paragraph-properties fo:text-align="start" style:justify-single-word="false"/>
      <style:text-properties officeooo:paragraph-rsid="00591772"/>
    </style:style>
    <style:style style:name="P4" style:family="paragraph" style:parent-style-name="Text_20_body">
      <style:paragraph-properties fo:text-align="start" style:justify-single-word="false"/>
      <style:text-properties officeooo:paragraph-rsid="005d5517"/>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end" style:justify-single-word="false"/>
    </style:style>
    <style:style style:name="P7" style:family="paragraph" style:parent-style-name="Text_20_body">
      <style:paragraph-properties fo:text-align="end" style:justify-single-word="false"/>
      <style:text-properties officeooo:rsid="0085a6d4" officeooo:paragraph-rsid="0085a6d4"/>
    </style:style>
    <style:style style:name="P8" style:family="paragraph" style:parent-style-name="Heading_20_1">
      <style:paragraph-properties fo:text-align="center" style:justify-single-word="false"/>
    </style:style>
    <style:style style:name="T1" style:family="text">
      <style:text-properties officeooo:rsid="0019b12b"/>
    </style:style>
    <style:style style:name="T2" style:family="text">
      <style:text-properties officeooo:rsid="0027d1cc"/>
    </style:style>
    <style:style style:name="T3" style:family="text">
      <style:text-properties officeooo:rsid="00465c71"/>
    </style:style>
    <style:style style:name="T4" style:family="text">
      <style:text-properties officeooo:rsid="00591772"/>
    </style:style>
    <style:style style:name="T5" style:family="text">
      <style:text-properties officeooo:rsid="00595f2d"/>
    </style:style>
    <style:style style:name="T6" style:family="text">
      <style:text-properties officeooo:rsid="005b0cac"/>
    </style:style>
    <style:style style:name="T7" style:family="text">
      <style:text-properties officeooo:rsid="006093d3"/>
    </style:style>
    <style:style style:name="T8" style:family="text">
      <style:text-properties officeooo:rsid="006ad94d"/>
    </style:style>
    <style:style style:name="T9" style:family="text">
      <style:text-properties officeooo:rsid="0078384b"/>
    </style:style>
    <style:style style:name="T10" style:family="text">
      <style:text-properties officeooo:rsid="007aee53"/>
    </style:style>
    <style:style style:name="T11" style:family="text">
      <style:text-properties officeooo:rsid="007d6ccd"/>
    </style:style>
    <style:style style:name="T12" style:family="text">
      <style:text-properties officeooo:rsid="0083d9cd"/>
    </style:style>
    <style:style style:name="T13" style:family="text">
      <style:text-properties officeooo:rsid="0085a6d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自传</text:h>
      <text:p text:style-name="P1"><text:tab/>我叫黄玉，性别男，汉族，于<text:span text:style-name="T1">1991年11月20日生于江西省赣州市南康区，农民家庭出身，现在是中国科学技术大学软件学院软件工程专业网络与信息安全方向的研究生，家庭主要成员情况：父亲，黄世盛；母亲，刘兰崽；父母但是普普通通的农民、群众，现在居住于江西省赣州市南康区；哥哥，黄林，政治面貌群众，以编写代码为业，在深圳打工；</text:span></text:p>
      <text:p text:style-name="P1"><text:tab/>我出生在一个普通而又幸运的家庭，父亲是个坚强的人，默默担负起所有的家庭责任，并在我困难的时候不断的支持、鼓励我；哥哥是个上进的人，不断努力去改变家庭的生活条件，并在学习上不断的引导我；他们的坚强、上进的生活态度深深地感染着我。</text:p>
      <text:p text:style-name="P1"><text:tab/>一九九八年九月我进入了江西省南康市龙华乡田头小学，小学是我最快乐的时期，那时候可以肆无忌惮的和朋友去玩撒；还记得那时每周都有个班级大扫除，需要每个同学携带打扫工具，这样的活动往往一开始觉得新鲜，然后觉得无聊、疲惫，最后持之以恒的打扫，但是最让我印象深刻的是每周这样的活动，班主任老师都会身先士卒，然后慢慢带动班级同学。小学的这种活动让我慢慢让我有了不怕苦，不怕累，持之以恒的意识。最早让我了解到共产党还是小学课本中记载有关二万五千里长征、飞夺泸定桥、谁是最可爱的人的文章，当只是觉得中国共产党人是坚强的，勇敢的，不怕苦，不怕累的人；<text:span text:style-name="T2">2003年，我读五年级非典爆发，目睹了在党的领导下全国人民众志成城，齐心协力，抗击非典的战役，第一次感受到党的强大号召力，强大执行力。</text:span></text:p>
      <text:p text:style-name="P1"><text:tab/>二零零三年九月，我进入了江西省南康市龙华乡田头初中，在初中阶段开始了政治思想教育，开始真正了解了党史，了解了我国社会主义初级阶段的国情、社会主义经济体制，初步接受了共产主义思想教育，并且在初中二年级时积极加入共青团，积极向党靠拢，希望能够成为一个共产党员；初中三年级班级弥漫了升学考试的紧张感，开始认识到学习的重要性而更加努力的学习。</text:p>
      <text:p text:style-name="P4"><text:tab/>二零零六年九月，我顺利进入了江西省南康市南康第三中学，在新的环境下，我意识到区域的贫富差距，有了希望改变家乡的想法；高一这一年在学校学习了很多中国的近代历史，这使我对中国共产党的了解又一步加深。在高中二年级时候，学校被并入江西省南康中学，同时高考的紧张感弥漫在学校的各个角落，在这段时间开始真正了解到什么是“三个代表”重要思想，什么是毛泽东理论，以及社会主义荣辱观等；高中二年级下学期<text:span text:style-name="T6">，四川发生了大地震，应急预案从党中央国务院迅速启动，到各地迅速响应，在全国党员干部带头下在最短时间内，为灾区人民捐款捐物，对灾区人民进行救援，并且在灾后迅速得到重建，这充分体现了社会主义的优越性及中国共产党以人为本全心全意为人民服务的宗旨；</text:span>二零零九年六月参加第一次高考，很不幸，高考失利，于该年九月份进行复读；现在总结当时的失利，可以归纳１）知识储备不足２）思考方式过于死板，同时也因为这次失利，让我更加积极的去扩展知识面，更加注重思考方法，同时也培养了我不怕苦、不怕累的学习精神。</text:p>
      <text:p text:style-name="P1"><text:tab/>二零一零年九月，我进入华东交通大学就读交通运输专业，并且从那时开始接触计算机的相关知识，这为我以后的考研少走了不少的弯路。刚入学时对党缺乏真正深刻的认识，对党的基本知识的理解深度不够，还停留在几个概念性的名称上。在学校开设的思想政治课上，听取了老师对马列主义、党史的讲解以及对当代各国形势的分析，交流了对近代历史的看法，增进了我对党的认识，拉近了我和党的距离。此时我对党的认识更加清晰，对党组织更加向往。同时大学的专业课程更培养了我务实的精神，让我更<text:soft-page-break/>加注重理论联系实践，理论与实践并重。大学四年的教育极大的扩张了我的视野，切身体会到大力发展生产力、解放生产力的重要性，同时更加坚信中国共产党可以带领中国人民走向富裕。大二、三期间我也积极准备申请入党，当是由于表现平凡，性格内敛未能如愿。</text:p>
      <text:p text:style-name="P2"><text:tab/>二零一四年八月，我进入上海铁路局金华车务段工作，成为了一名铁路人，在那里有十年如一日的铁路人默默为铁路安全事业奉献着，他们拿着微薄的工资，站在冬天寒风刺骨，夏天烈日炎炎的站台上，默默引导着旅客，对他们来说没有节假日，有时候夜班工作超过１４个小时；他们的耐苦、耐累，无私奉献的品质深深的影响了我；这一年也是中国互联网高速发展的一年，计算机、智能手机和网络的普及，给中国带来的翻天覆地的变换，人与人的交流更加方便，并且催生出大量的服务行业；”科学技术是第一生产力“，是邓小平同志与<text:span text:style-name="T3">1988年6月根据当代科学技术发展的趋势和现状，在全国科学大会中提出的论断；这一年可以切身体会到科学技术是第一生产力，这充分体现了党的理论的先进性和与时俱进性，使我更加坚信中国共产党可以带领人民走向富强；当时我觉得搞计算机、软件可以更好的改善人们的生活水平，能够加快社会的发展，便想投入到软件行业中，于是有了辞职的想法；同时，利用工作之余了解了解软件行业，学习计算机的相关理论知识；</text:span></text:p>
      <text:p text:style-name="P3"><text:tab/>二零一五年五月谢绝了同事和领导的挽留，离开了铁路，开始准备考中科大软件学院的研究生；这年的三月份，李克强总理首次提出制定”互联网<text:span text:style-name="T4">+</text:span>“行动计划<text:span text:style-name="T4">，推动移动互联网、云计算、大数据、物联网等与现代制造业结合，从而带动实体经济，为改革、创新、发展提供广阔的网络平台</text:span>；由此可见中国政府对互联网行业的重视<text:span text:style-name="T5">，</text:span>为考研准备的几个月里，比较全面的学习了马克思主义哲学，毛泽东思想和中国特色社会主义等课程，对中国共产党有了比较深刻的认识，也更加积极的向党组织靠拢。同时，非常感谢这段时间父母对我不懈的支持和鼓励，以及哥哥对我学习上耐心的指导。</text:p>
      <text:p text:style-name="P1"><text:tab/>二零一六年九月，我进入了中国科学技术大学软件学院就读软件工程专业，同时也于二零一六年十一月二十日递交了入党申请书，并于二零一六年十一月三十一日被确定为入党积极分子；在研一繁重的计算机相关知识学习中，中国共产党第十八届中央委员会第六次全体会议于二零一六年十月二十四日由中共中央总书记习近平主持召开<text:span text:style-name="T7">，会议认为，办好中国的事情，关键在党，关键在党要管党、从严治党。党要管党必须从党内政治生活管起，从严治党必须从党内政治生活严起。开展严肃认真的党内政治生活，是我们党的优良传统和政治优势。在长期实践中，我们党始终把开展严肃认真的党内政治生活作为党的建设重要任务来抓，形成了以实事求是、理论联系实际、密切联系群众、批评和自我批评、民主集中制、严明党的纪律等为主要内容的党内政治生活基本规范，为巩固党的团结统一、增强党的生机活力积累了丰富经验，为保证党在各个历史时期完成中心任务发挥了重要作用。新形势下，党内政治生活状况总体是好的，同时一个时期以来，党内政治生活中也出现了一些突出问题。党的十八大以来，以习近平同志为总书记的党中央身体力行、率先垂范，坚定推进全面从严治党，加强党的建设，坚持思想建党和制度治党紧密结合，集中整饬党风，严厉惩治腐败，净化党内政治生态，党内政治生活展现新气象，赢得了党心民心，为开创治国理政新局面提供了重要保证。综合分析，有必要制定一部新形势下党内政治生活的准则。新形势下加强和规范党内政治生活，重点是各级领导机关和领导干部，关键是高级干部特别是中央委员会、中央政治局、中央政治局常务委员会的组成人员。高级干部特别是中央领导层组成人员必须以身作则，模范遵守党章党规，严守党的政治纪律和政治规矩，坚持不忘初心、继续前进，坚持率先垂范、以上率下，为全党作出示范。会议认为，加强党内监督是马克思主义政党的一贯要求，是我们党的优良传统和政治优势。党的执政地位，决定了党内监督在党和国家各种监督形式中是最基本的、第一位的。只有以党内监督带动其他监督、完善监督体系，才能为全面从严治党提供有力制度保障。</text:span></text:p>
      <text:p text:style-name="P1"><text:soft-page-break/><text:tab/>在二零一六年这一年里<text:span text:style-name="T8">，国际上也发生了许多重大的事件，中东难民潮，欧洲恐怖主义袭击，反攻伊斯兰国，美国大选特朗普击败政治精英希拉里，土耳其政变为遂，英国公投脱欧等；也在同一年，中国共产党反腐、从严治党，神州十一号完成与天宫二号的对接任务，高铁里程突破两万里，二十国集团(G20)领导人峰会在杭州召开，首颗量子科学实验卫星“墨子号”发射升空等系列事件发生，充分显示了中国科学技术及经济的高速发展，反映了社会主义的优越性及共产党全兴全意为人民服务的宗旨。同年三月AlphaGo以总分４：1击败围棋世界冠军、职业九段李世石，人工智能豁然出现在全国人民的视野中，同时机器学习、深度学习等概念也因此被人民熟知；AlphaGo和李世石的人机大战对人工智能的发展带来了深远的影响，人工智能相关领域受到极大的推动。</text:span></text:p>
      <text:p text:style-name="P1"><text:tab/>二零一七年三月五日<text:span text:style-name="T9">，中华人民共和国第十二届全国人民代表大会第五次会议于北京召开，十二届全国人大五次会议是在迎接中共十九大胜利召开、全面实施“十三五”规划、深化改革向纵深推进的关键时期召开的重要会议。会议高度评价了在以习近平同志为核心的党中央坚强领导下，党和国家各项事业取得的新进展新成就。会议审议批准了政府、人大等工作报告，审议通过了民法总则、代表选举等法律文件，明确了2017年工作目标任务、部署安排，充分贯彻了习近平总书记系列重要讲话的精神，贯彻了习近平总书记治国理政的新理念新思想新战略，为我们全面建成小康社会，实现“两个一百年”的奋斗目标指明了方向，明确了任务。会议报告充分体现出过去一年以习近平同志为核心的党中央领导全国各族人民迎难而上、砥砺前行，推动经济社会持续健康发展，实现“十三五”良好开局，对保证党和国家兴旺发达、长治久安具有十分重大而深远的意义。</text:span></text:p>
      <text:p text:style-name="P1"><text:tab/>二零一七年五月，<text:span text:style-name="T10">AlphaGo与世界排名第一的围棋冠军柯洁于中国乌镇对战，AlphaGo以３：０获胜，同年十月十八日，AlphaGo Zero从空白状态学起，在无任何人类输入的条件下，以100:0碾压前代alphaGo;同年三月，我也开始逐步了解机器学习，利用课余时间学习关于机器学习、数据挖掘的相关理论；同年七月八日国务院印发实施《新一代人工智能发展规划》，是为抢抓人工智能发展的重大战略机遇，构筑我国人工智能发展的先发优势，加快建设创新型国家和世界科技强国，按照党中央、国务院部署要求制定；规划中确立了三步走的目标：第一步，到２０２０年，人工智能总体技术和应用与世界先进水平同步，人工智能产业进入国际第一方阵，成为我国新的重要经济增长点，人工智能技术应用成为改善民生的新途径，有力支撑进入创新型国家行列和全面建成小康社会的奋斗目标。</text:span>第二步，到２０２５年，人工智能基础理论实现重大突破、技术与应用部分达到世界领先水平，人工智能产业进入全球价值链高端，成为带动我国产业升级和经济转型的主要动力，智能社会建设取得积极进展。第三步，到２０３０年，人工智能理论、技术与应用总体达到世界领先水平，我国成为世界主要人工智能创新中心，人工智能产业竞争力达到国际领先水平，智能经济、智能社会取得明显成效，为跻身创新型国家前列和经济强国奠定重要基础。</text:p>
      <text:p text:style-name="P1"><text:tab/>二零一七年七月<text:span text:style-name="T11">，开始了到公司实习，在完成分配的任务之余，继续补充机器学习、深度学习的基础知识；同年十月十八日，中国共产党第十九次全国代表大会于北京召开，这次大会的主题是：不忘初心，牢记使命，高举中国特色社会主义伟大旗帜，决胜全面建成小康社会，夺取新时代中国特色社会主义伟大胜利，为实现中华民族伟大复兴的中国梦不懈奋斗；党的十九大，是在全面建成小康社会决胜阶段、中国特色社会主义发展关键时期召开的一次十分重要的大会。承担着谋划决胜全面建成小康社会、深入推进社会主义现代化建设的重大任务，事关党和国家事业继往开来，事关中国特色社会主义前途命运，事关最广大人民根本利益。大会报告分13个部分：一、过去五年的工作和历史性变革；二、新时代中国共产党的历史使命；三、新时代中国特色社会主义思想和基本方略；四、决胜全面建成小康社会，</text:span><text:soft-page-break/><text:span text:style-name="T11">开启全面建设社会主义现代化国家新征程；五、贯彻新发展理念，建设现代化经济体系；六、健全人民当家作主制度体系，发展社会主义民主政治；七、坚定文化自信，推动社会主义文化繁荣兴盛；八、提高保障和改善民生水平，加强和创新社会治理；九、加快生态文明体制改革，建设美丽中国；十、坚持走中国特色强军之路，全面推进国防和军队现代化；十一、坚持“一国两制”，推进祖国统一；十二、坚持和平发展道路，推动构建人类命运共同体；十三、坚定不移全面从严治党，不断提高党的执政能力和领导水平。</text:span></text:p>
      <text:p text:style-name="P1"><text:tab/>勿忘初心<text:span text:style-name="T12">，牢记使命，作为一名软件工程的研究生要做好自己的本职工作，不怕苦、不怕累，努力提高专业技能，勤奋认真地钻研知识，把理论和实践相结合，为科技发展、经济发展、人民的生活水平提升做出贡献，为更快的实现共产主义出力；同时需要不断的加强思想道德修养，意识到和改善自身的不足，以正确的态度和真诚的努力争取早日成为一名名副其实的共产党员。</text:span></text:p>
      <text:p text:style-name="P1"><text:tab/>此致</text:p>
      <text:p text:style-name="P1"><text:tab/>敬礼</text:p>
      <text:p text:style-name="P6">自传人<text:span text:style-name="T13">：黄玉</text:span></text:p>
      <text:p text:style-name="P7">２０１７年１２月１３日</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11:56:57.180814647</meta:creation-date>
    <dc:date>2017-12-13T14:26:54.469166554</dc:date>
    <meta:editing-duration>PT7H3M47S</meta:editing-duration>
    <meta:editing-cycles>77</meta:editing-cycles>
    <meta:generator>LibreOffice/5.4.1.2$Linux_X86_64 LibreOffice_project/40m0$Build-2</meta:generator>
    <meta:document-statistic meta:table-count="0" meta:image-count="0" meta:object-count="0" meta:page-count="4" meta:paragraph-count="20" meta:word-count="5100" meta:character-count="5182" meta:non-whitespace-character-count="5164"/>
  </office:meta>
</office:document-meta>
</file>